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b18c" officeooo:paragraph-rsid="0012b18c"/>
    </style:style>
    <style:style style:name="P2" style:family="paragraph" style:parent-style-name="Standard">
      <style:text-properties fo:font-weight="bold" officeooo:rsid="00149cd0" officeooo:paragraph-rsid="00149cd0" style:font-weight-asian="bold" style:font-weight-complex="bold"/>
    </style:style>
    <style:style style:name="P3" style:family="paragraph" style:parent-style-name="Standard">
      <style:text-properties officeooo:rsid="00149cd0" officeooo:paragraph-rsid="00149cd0"/>
    </style:style>
    <style:style style:name="P4" style:family="paragraph" style:parent-style-name="Standard">
      <style:text-properties officeooo:rsid="001c3a06" officeooo:paragraph-rsid="001c3a06"/>
    </style:style>
    <style:style style:name="P5" style:family="paragraph" style:parent-style-name="Standard">
      <style:text-properties officeooo:rsid="001d58d3" officeooo:paragraph-rsid="001d58d3"/>
    </style:style>
    <style:style style:name="T1" style:family="text">
      <style:text-properties officeooo:rsid="0015fceb"/>
    </style:style>
    <style:style style:name="T2" style:family="text">
      <style:text-properties officeooo:rsid="001a2603"/>
    </style:style>
    <style:style style:name="T3" style:family="text">
      <style:text-properties officeooo:rsid="00186f01"/>
    </style:style>
    <style:style style:name="T4" style:family="text">
      <style:text-properties officeooo:rsid="001c3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ZIONE STAZIONE TRAPANO <text:tab/><text:tab/><text:tab/><text:tab/><text:tab/><text:tab/>29-04-2026</text:p>
      <text:p text:style-name="P1"/>
      <text:p text:style-name="P1"/>
      <text:p text:style-name="P1"/>
      <text:p text:style-name="P2">come operare</text:p>
      <text:p text:style-name="P3"/>
      <text:p text:style-name="P3"/>
      <text:p text:style-name="P3"/>
      <text:p text:style-name="P3"/>
      <text:p text:style-name="P3">-accendere la stazione dal quadro con il selettore rotante e aspettare che l’HMI si avvi</text:p>
      <text:p text:style-name="P3"/>
      <text:p text:style-name="P3">-<text:span text:style-name="T1">collegarsi tramite un cavo Ethernet al PLC della stazione</text:span></text:p>
      <text:p text:style-name="P3"/>
      <text:p text:style-name="P3">-<text:span text:style-name="T1">assicurarsi che sul dispositivo con cui ci si sta collegando siano installate le librerie di comunicazione ADS di Beckhoff</text:span></text:p>
      <text:p text:style-name="P3"/>
      <text:p text:style-name="P3">-<text:span text:style-name="T2">configurare il file di configurazione conf.json con alcune variabili tra cui:</text:span></text:p>
      <text:p text:style-name="P3"/>
      <text:p text:style-name="P3"><text:tab/><text:span text:style-name="T2">velocità di sampling desiderata, tipo di varibili in lettura desiderate, configurazione della <text:tab/>comunicazione ADS e configurazione della comunicazione MQTT</text:span></text:p>
      <text:p text:style-name="P3"/>
      <text:p text:style-name="P3"/>
      <text:p text:style-name="P3">-<text:span text:style-name="T3">avviare il programma in dotnet e in caso compilarlo prima. Esso usa </text:span><text:span text:style-name="T2">dotnet 8 per via delle librerie mqtt.<text:tab/></text:span></text:p>
      <text:p text:style-name="P3"><text:tab/></text:p>
      <text:p text:style-name="P3"><text:tab/><text:span text:style-name="T4">aprire il terminale e navigare fino alla cartella del programma</text:span></text:p>
      <text:p text:style-name="P4"><text:tab/>compilare con <text:s/>“dotnet build”</text:p>
      <text:p text:style-name="P3"><text:tab/><text:span text:style-name="T4">Avviare con “dotnet run”</text:span></text:p>
      <text:p text:style-name="P3"/>
      <text:p text:style-name="P3">-<text:span text:style-name="T2">avviare il server node red</text:span></text:p>
      <text:p text:style-name="P3"/>
      <text:p text:style-name="P3"/>
      <text:p text:style-name="P5"/>
      <text:p text:style-name="P5"/>
      <text:p text:style-name="P5">Il file "programma_rpm_trapano.txt" corre nel PLC e si occupa di calcolare i giri del motore a partire dal sensore proximi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9T17:23:30.185250100</meta:creation-date>
    <dc:date>2026-04-29T17:43:19.647208000</dc:date>
    <meta:editing-duration>PT17M2S</meta:editing-duration>
    <meta:editing-cycles>9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4" meta:word-count="141" meta:character-count="941" meta:non-whitespace-character-count="799"/>
  </office:meta>
</office:document-meta>
</file>